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25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01455767207" calcext:value-type="float">
            <text:p>0,0101455767207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120991786307" calcext:value-type="float">
            <text:p>0,012099178630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130759795856" calcext:value-type="float">
            <text:p>0,013075979585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122945388217" calcext:value-type="float">
            <text:p>0,0122945388217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101455767207" calcext:value-type="float">
            <text:p>0,010145576720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101455767207" calcext:value-type="float">
            <text:p>0,010145576720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109270174847" calcext:value-type="float">
            <text:p>0,0109270174847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136620601586" calcext:value-type="float">
            <text:p>0,0136620601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9270174847" calcext:value-type="float">
            <text:p>0,0109270174847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109270174847" calcext:value-type="float">
            <text:p>0,0109270174847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103409369117" calcext:value-type="float">
            <text:p>0,010340936911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105362971027" calcext:value-type="float">
            <text:p>0,0105362971027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103409369117" calcext:value-type="float">
            <text:p>0,010340936911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120991786307" calcext:value-type="float">
            <text:p>0,012099178630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0995021652973" calcext:value-type="float">
            <text:p>0,00995021652973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120991786307" calcext:value-type="float">
            <text:p>0,0120991786307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0975485633874" calcext:value-type="float">
            <text:p>0,00975485633874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120991786307" calcext:value-type="float">
            <text:p>0,0120991786307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122945388217" calcext:value-type="float">
            <text:p>0,01229453882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105362971027" calcext:value-type="float">
            <text:p>0,010536297102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119038184397" calcext:value-type="float">
            <text:p>0,0119038184397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36413595675" calcext:value-type="float">
            <text:p>0,00936413595675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105362971027" calcext:value-type="float">
            <text:p>0,0105362971027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0995021652973" calcext:value-type="float">
            <text:p>0,00995021652973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124898990126" calcext:value-type="float">
            <text:p>0,012489899012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0995021652973" calcext:value-type="float">
            <text:p>0,00995021652973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124898990126" calcext:value-type="float">
            <text:p>0,012489899012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0955949614775" calcext:value-type="float">
            <text:p>0,0095594961477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0105362971027" calcext:value-type="float">
            <text:p>0,010536297102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00995021652973" calcext:value-type="float">
            <text:p>0,00995021652973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00975485633874" calcext:value-type="float">
            <text:p>0,009754856338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viación estándar</text:p>
          </table:table-cell>
          <table:table-cell table:formula="of:=STDEV([.B2:.B59])" office:value-type="float" office:value="0.000889599871458668" calcext:value-type="float">
            <text:p>0,000889599871458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33:52.554510544</dc:date>
    <meta:editing-duration>PT1M35S</meta:editing-duration>
    <meta:editing-cycles>1</meta:editing-cycles>
    <meta:document-statistic meta:table-count="1" meta:cell-count="120" meta:object-count="0"/>
    <meta:generator>LibreOffice/7.3.7.2$Linux_X86_64 LibreOffice_project/30$Build-2</meta:generator>
  </office:meta>
</office:document-meta>
</file>